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2.A5" style:family="table-cell">
      <style:table-cell-properties fo:padding="0.97mm" fo:border-left="none" fo:border-right="none" fo:border-top="none" fo:border-bottom="0.35mm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Heading_20_2" style:master-page-name="First_20_Page">
      <style:paragraph-properties style:page-number="auto"/>
    </style:style>
    <style:style style:name="P2" style:family="paragraph" style:parent-style-name="Standard">
      <style:text-properties fo:language="en" fo:country="US" fo:background-color="transparent"/>
    </style:style>
    <style:style style:name="P3" style:family="paragraph" style:parent-style-name="Heading_20_2" style:master-page-name="First_20_Page">
      <style:paragraph-properties style:page-number="auto"/>
    </style:style>
    <style:style style:name="P4"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140545746822672" text:id="ct140545746822672">
          <text:deletion>
            <office:change-info>
              <dc:creator>Denis Kotlar</dc:creator>
              <dc:date>2019-07-02T17:49:00</dc:date>
            </office:change-info>
            <text:list xml:id="list5642412739085438253" text:style-name="Outline">
              <text:list-item>
                <text:list>
                  <text:list-item>
                    <text:h text:style-name="P1" text:outline-level="2">Y</text:h>
                  </text:list-item>
                </text:list>
              </text:list-item>
            </text:list>
          </text:deletion>
        </text:changed-region>
        <text:changed-region xml:id="ct140546362852680" text:id="ct140546362852680">
          <text:insertion>
            <office:change-info>
              <dc:creator>Denis Kotlar</dc:creator>
              <dc:date>2019-07-02T17:49:00</dc:date>
            </office:change-info>
          </text:insertion>
        </text:changed-region>
        <text:changed-region xml:id="ct140544784261904" text:id="ct140544784261904">
          <text:insertion>
            <office:change-info>
              <dc:creator>Denis Kotlar</dc:creator>
              <dc:date>2019-07-03T10:52:00</dc:date>
            </office:change-info>
          </text:insertion>
        </text:changed-region>
        <text:changed-region xml:id="ct140544784244936" text:id="ct140544784244936">
          <text:insertion>
            <office:change-info>
              <dc:creator>Denis Kotlar</dc:creator>
              <dc:date>2019-07-03T10:27:00</dc:date>
            </office:change-info>
          </text:insertion>
        </text:changed-region>
        <text:changed-region xml:id="ct140546362852872" text:id="ct140546362852872">
          <text:insertion>
            <office:change-info>
              <dc:creator>Denis Kotlar</dc:creator>
              <dc:date>2019-07-03T10:29:00</dc:date>
            </office:change-info>
          </text:insertion>
        </text:changed-region>
        <text:changed-region xml:id="ct140546362851912" text:id="ct140546362851912">
          <text:insertion>
            <office:change-info>
              <dc:creator>Denis Kotlar</dc:creator>
              <dc:date>2019-07-03T10:29:00</dc:date>
            </office:change-info>
          </text:insertion>
        </text:changed-region>
        <text:changed-region xml:id="ct140544785282776" text:id="ct140544785282776">
          <text:insertion>
            <office:change-info>
              <dc:creator>Denis Kotlar</dc:creator>
              <dc:date>2019-07-03T10:28:00</dc:date>
            </office:change-info>
          </text:insertion>
        </text:changed-region>
        <text:changed-region xml:id="ct140546380836048" text:id="ct140546380836048">
          <text:insertion>
            <office:change-info>
              <dc:creator>Denis Kotlar</dc:creator>
              <dc:date>2019-07-03T10:28:00</dc:date>
            </office:change-info>
          </text:insertion>
        </text:changed-region>
        <text:changed-region xml:id="ct140544784248008" text:id="ct140544784248008">
          <text:insertion>
            <office:change-info>
              <dc:creator>Denis Kotlar</dc:creator>
              <dc:date>2019-07-03T10:30:00</dc:date>
            </office:change-info>
          </text:insertion>
        </text:changed-region>
        <text:changed-region xml:id="ct140544784247816" text:id="ct140544784247816">
          <text:insertion>
            <office:change-info>
              <dc:creator>Denis Kotlar</dc:creator>
              <dc:date>2019-07-03T10:30:00</dc:date>
            </office:change-info>
          </text:insertion>
        </text:changed-region>
        <text:changed-region xml:id="ct140544784246280" text:id="ct140544784246280">
          <text:insertion>
            <office:change-info>
              <dc:creator>Denis Kotlar</dc:creator>
              <dc:date>2019-07-02T17:48:00</dc:date>
            </office:change-info>
          </text:insertion>
        </text:changed-region>
        <text:changed-region xml:id="ct140544784248392" text:id="ct140544784248392">
          <text:insertion>
            <office:change-info>
              <dc:creator>Denis Kotlar</dc:creator>
              <dc:date>2019-07-02T17:48:00</dc:date>
            </office:change-info>
          </text:insertion>
        </text:changed-region>
        <text:changed-region xml:id="ct140544784246664" text:id="ct140544784246664">
          <text:insertion>
            <office:change-info>
              <dc:creator>Denis Kotlar</dc:creator>
              <dc:date>2019-07-02T17:49:00</dc:date>
            </office:change-info>
          </text:insertion>
        </text:changed-region>
        <text:changed-region xml:id="ct140544784261136" text:id="ct140544784261136">
          <text:insertion>
            <office:change-info>
              <dc:creator>Denis Kotlar</dc:creator>
              <dc:date>2019-07-03T10:39:00</dc:date>
            </office:change-info>
          </text:insertion>
        </text:changed-region>
        <text:changed-region xml:id="ct140545743420440" text:id="ct140545743420440">
          <text:insertion>
            <office:change-info>
              <dc:creator>Denis Kotlar</dc:creator>
              <dc:date>2019-07-02T17:46:00</dc:date>
            </office:change-info>
          </text:insertion>
        </text:changed-region>
        <text:changed-region xml:id="ct140544784248584" text:id="ct140544784248584">
          <text:insertion>
            <office:change-info>
              <dc:creator>Denis Kotlar</dc:creator>
              <dc:date>2019-07-02T17:47:00</dc:date>
            </office:change-info>
          </text:insertion>
        </text:changed-region>
        <text:changed-region xml:id="ct140546888988184" text:id="ct140546888988184">
          <text:insertion>
            <office:change-info>
              <dc:creator>Denis Kotlar</dc:creator>
              <dc:date>2019-07-02T17:48:00</dc:date>
            </office:change-info>
          </text:insertion>
        </text:changed-region>
        <text:changed-region xml:id="ct140544784261520" text:id="ct140544784261520">
          <text:insertion>
            <office:change-info>
              <dc:creator>Denis Kotlar</dc:creator>
              <dc:date>2019-07-03T10:40:00</dc:date>
            </office:change-info>
          </text:insertion>
        </text:changed-region>
        <text:changed-region xml:id="ct140544784261328" text:id="ct140544784261328">
          <text:insertion>
            <office:change-info>
              <dc:creator>Denis Kotlar</dc:creator>
              <dc:date>2019-07-02T17:48:00</dc:date>
            </office:change-info>
          </text:insertion>
        </text:changed-region>
        <text:changed-region xml:id="ct140544784261712" text:id="ct140544784261712">
          <text:insertion>
            <office:change-info>
              <dc:creator>Denis Kotlar</dc:creator>
              <dc:date>2019-07-03T10:40:00</dc:date>
            </office:change-info>
          </text:insertion>
        </text:changed-region>
        <text:changed-region xml:id="ct140544784262480" text:id="ct140544784262480">
          <text:insertion>
            <office:change-info>
              <dc:creator>Denis Kotlar</dc:creator>
              <dc:date>2019-07-02T17:50:00</dc:date>
            </office:change-info>
          </text:insertion>
        </text:changed-region>
        <text:changed-region xml:id="ct140544784245320" text:id="ct140544784245320">
          <text:insertion>
            <office:change-info>
              <dc:creator>Denis Kotlar</dc:creator>
              <dc:date>2019-07-02T17:51:00</dc:date>
            </office:change-info>
          </text:insertion>
        </text:changed-region>
        <text:changed-region xml:id="ct140544784248200" text:id="ct140544784248200">
          <text:insertion>
            <office:change-info>
              <dc:creator>Denis Kotlar</dc:creator>
              <dc:date>2019-07-02T17:53:00</dc:date>
            </office:change-info>
          </text:insertion>
        </text:changed-region>
        <text:changed-region xml:id="ct140544784245704" text:id="ct140544784245704">
          <text:insertion>
            <office:change-info>
              <dc:creator>Denis Kotlar</dc:creator>
              <dc:date>2019-07-03T10:39:00</dc:date>
            </office:change-info>
          </text:insertion>
        </text:changed-region>
        <text:changed-region xml:id="ct140544784245512" text:id="ct140544784245512">
          <text:insertion>
            <office:change-info>
              <dc:creator>Denis Kotlar</dc:creator>
              <dc:date>2019-07-02T17:51:00</dc:date>
            </office:change-info>
          </text:insertion>
        </text:changed-region>
        <text:changed-region xml:id="ct140544784246088" text:id="ct140544784246088">
          <text:insertion>
            <office:change-info>
              <dc:creator>Denis Kotlar</dc:creator>
              <dc:date>2019-07-02T17:52:00</dc:date>
            </office:change-info>
          </text:insertion>
        </text:changed-region>
        <text:changed-region xml:id="ct140544784245896" text:id="ct140544784245896">
          <text:insertion>
            <office:change-info>
              <dc:creator>Denis Kotlar</dc:creator>
              <dc:date>2019-07-03T10:49:00</dc:date>
            </office:change-info>
          </text:insertion>
        </text:changed-region>
        <text:changed-region xml:id="ct140546888988760" text:id="ct140546888988760">
          <text:insertion>
            <office:change-info>
              <dc:creator>Denis Kotlar</dc:creator>
              <dc:date>2019-07-03T10:50:00</dc:date>
            </office:change-info>
          </text:insertion>
        </text:changed-region>
        <text:changed-region xml:id="ct140545746822864" text:id="ct140545746822864">
          <text:insertion>
            <office:change-info>
              <dc:creator>Denis Kotlar</dc:creator>
              <dc:date>2019-07-03T10:48:00</dc:date>
            </office:change-info>
          </text:insertion>
        </text:changed-region>
        <text:changed-region xml:id="ct140544784359000" text:id="ct140544784359000">
          <text:insertion>
            <office:change-info>
              <dc:creator>Denis Kotlar</dc:creator>
              <dc:date>2019-07-03T10:39:00</dc:date>
            </office:change-info>
          </text:insertion>
        </text:changed-region>
        <text:changed-region xml:id="ct140544784359192" text:id="ct140544784359192">
          <text:insertion>
            <office:change-info>
              <dc:creator>Denis Kotlar</dc:creator>
              <dc:date>2019-07-03T10:49:00</dc:date>
            </office:change-info>
          </text:insertion>
        </text:changed-region>
        <text:changed-region xml:id="ct140544784358616" text:id="ct140544784358616">
          <text:insertion>
            <office:change-info>
              <dc:creator>Denis Kotlar</dc:creator>
              <dc:date>2019-07-03T10:40:00</dc:date>
            </office:change-info>
          </text:insertion>
        </text:changed-region>
        <text:changed-region xml:id="ct140544784358808" text:id="ct140544784358808">
          <text:insertion>
            <office:change-info>
              <dc:creator>Denis Kotlar</dc:creator>
              <dc:date>2019-07-02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9495729" text:continue-numbering="true" text:style-name="Outline">
        <text:list-item>
          <text:list>
            <text:list-item>
              <text:h text:style-name="P1" text:outline-level="2"><text:bookmark text:name="_hcopy"/>HCOP<text:change text:change-id="ct140545746822672"/><text:change-start text:change-id="ct140546362852680"/>y<text:change-end text:change-id="ct140546362852680"/></text:h>
            </text:list-item>
          </text:list>
        </text:list-item>
      </text:list>
      <text:p text:style-name="Standard"><text:change-start text:change-id="ct140544784261904"/>The Hardcopy commands are used to print the entire display to a specified file rather than “printing” to an external device.<text:change-end text:change-id="ct140544784261904"/></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text:change-start text:change-id="ct140544784244936"/>HCOPy<text:change-end text:change-id="ct140544784244936"/></text:p>
          </table:table-cell>
          <table:table-cell table:style-name="Table52.A2" office:value-type="string">
            <text:p text:style-name="Standard"/>
          </table:table-cell>
        </table:table-row>
        <table:table-row>
          <table:table-cell table:style-name="Table52.A2" office:value-type="string">
            <text:p text:style-name="scpi1"><text:change-start text:change-id="ct140546362852872"/><text:a xlink:type="simple" xlink:href="#hcopy_imm" text:style-name="Internet_20_link" text:visited-style-name="Visited_20_Internet_20_Link">[:IMMediate]</text:a><text:change-end text:change-id="ct140546362852872"/></text:p>
          </table:table-cell>
          <table:table-cell table:style-name="Table52.A2" office:value-type="string">
            <text:p text:style-name="Standard"><text:change-start text:change-id="ct140546362851912"/>Initiates hardcopy output<text:change-end text:change-id="ct140546362851912"/></text:p>
          </table:table-cell>
        </table:table-row>
        <table:table-row>
          <table:table-cell table:style-name="Table52.A2" office:value-type="string">
            <text:p text:style-name="scpi1"><text:change-start text:change-id="ct140544785282776"/><text:a xlink:type="simple" xlink:href="#hcopy_dest" text:style-name="Internet_20_link" text:visited-style-name="Visited_20_Internet_20_Link">:DESTination {&lt;destination&gt;}</text:a><text:change-end text:change-id="ct140544785282776"/></text:p>
          </table:table-cell>
          <table:table-cell table:style-name="Table52.A2" office:value-type="string">
            <text:p text:style-name="P2"><text:change-start text:change-id="ct140546380836048"/>Sets the hardcopy destination<text:change-end text:change-id="ct140546380836048"/></text:p>
          </table:table-cell>
        </table:table-row>
        <table:table-row>
          <table:table-cell table:style-name="Table52.A5" office:value-type="string">
            <text:p text:style-name="scpi1"><text:change-start text:change-id="ct140544784248008"/><text:a xlink:type="simple" xlink:href="#hcopy_sdum" text:style-name="Internet_20_link" text:visited-style-name="Visited_20_Internet_20_Link">:SDUMp[:IMMediate]</text:a><text:change-end text:change-id="ct140544784248008"/></text:p>
          </table:table-cell>
          <table:table-cell table:style-name="Table52.A5" office:value-type="string">
            <text:p text:style-name="P2"><text:change-start text:change-id="ct140544784247816"/>Initiates hardcopy output<text:change-end text:change-id="ct140544784247816"/></text:p>
          </table:table-cell>
        </table:table-row>
      </table:table>
      <text:list xml:id="list1708422072" text:continue-numbering="true" text:style-name="Outline">
        <text:list-item>
          <text:list>
            <text:list-item>
              <text:list>
                <text:list-item>
                  <text:h text:style-name="Heading_20_3" text:outline-level="3"><text:bookmark text:name="hcopy_dest"/><text:change-start text:change-id="ct140544784246280"/>HCOPy:DESTination<text:change-end text:change-id="ct140544784246280"/></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Default_5f_nt2">Syntax</text:p>
          </table:table-cell>
          <table:table-cell table:style-name="Table89.A1" office:value-type="string">
            <text:p text:style-name="cmd_5f_root"><text:change-start text:change-id="ct140544784248392"/>HCOPy:DESTination<text:change-end text:change-id="ct140544784248392"/><text:change-start text:change-id="ct140544784246664"/> {&lt;destination&gt;}<text:change-end text:change-id="ct140544784246664"/></text:p>
          </table:table-cell>
        </table:table-row>
        <table:table-row>
          <table:table-cell table:style-name="Table89.A1" office:value-type="string">
            <text:p text:style-name="Default_5f_nt2">Description</text:p>
          </table:table-cell>
          <table:table-cell table:style-name="Table89.A1" office:value-type="string">
            <text:p text:style-name="note"><text:change-start text:change-id="ct140544784261136"/>Not implemented yet</text:p>
            <text:p text:style-name="Standard"/>
            <text:p text:style-name="Standard"><text:change-end text:change-id="ct140544784261136"/><text:change-start text:change-id="ct140545743420440"/>This command sets the hardcopy destination. The destination is always set to MMEMory (i.e. SD Card). This command is included only for compatibility with the SCPI standard. The destination file on the mass memory device is specified by the MMEMory:NAME command.<text:change-end text:change-id="ct140545743420440"/></text:p>
          </table:table-cell>
        </table:table-row>
        <table:table-row>
          <table:table-cell table:style-name="Table89.A1" office:value-type="string">
            <text:p text:style-name="Default_5f_nt2"><text:span text:style-name="T1">Usage</text:span><text:span text:style-name="T2"> </text:span><text:span text:style-name="T1">example</text:span></text:p>
          </table:table-cell>
          <table:table-cell table:style-name="Table89.A1" office:value-type="string">
            <text:p text:style-name="cmd_5f_code"><text:change-start text:change-id="ct140544784248584"/>HCOPY:DEST<text:change-end text:change-id="ct140544784248584"/><text:change-start text:change-id="ct140546888988184"/> MMEM<text:change-end text:change-id="ct140546888988184"/></text:p>
          </table:table-cell>
        </table:table-row>
        <table:table-row>
          <table:table-cell table:style-name="Table89.A1" office:value-type="string">
            <text:p text:style-name="Default_5f_nt2">Related Commands</text:p>
          </table:table-cell>
          <table:table-cell table:style-name="Table89.A1" office:value-type="string">
            <text:p text:style-name="Standard"><text:change-start text:change-id="ct140544784261520"/>MMEMory:CLOSe</text:p>
            <text:p text:style-name="Standard"><text:change-end text:change-id="ct140544784261520"/><text:change-start text:change-id="ct140544784261328"/>MMEMory:NAME<text:change-end text:change-id="ct140544784261328"/><text:change-start text:change-id="ct140544784261712"/></text:p>
            <text:p text:style-name="Standard">MMEMory:OPEN<text:change-end text:change-id="ct140544784261712"/></text:p>
          </table:table-cell>
        </table:table-row>
      </table:table>
      <text:list xml:id="list1827572176" text:continue-numbering="true" text:style-name="Outline">
        <text:list-item>
          <text:list>
            <text:list-item>
              <text:list>
                <text:list-item>
                  <text:h text:style-name="Heading_20_3" text:outline-level="3"><text:bookmark text:name="hcopy_imm"/><text:change-start text:change-id="ct140544784262480"/>HCOPy<text:change-end text:change-id="ct140544784262480"/><text:change-start text:change-id="ct140544784245320"/>[:IMMediate]<text:change-end text:change-id="ct140544784245320"/></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Default_5f_nt2">Syntax</text:p>
          </table:table-cell>
          <table:table-cell table:style-name="Table164.A1" office:value-type="string">
            <text:p text:style-name="cmd_5f_root"><text:change-start text:change-id="ct140544784248200"/>HCOPy[:IMMediate]<text:change-end text:change-id="ct140544784248200"/></text:p>
          </table:table-cell>
        </table:table-row>
        <table:table-row>
          <table:table-cell table:style-name="Table164.A1" office:value-type="string">
            <text:p text:style-name="Default_5f_nt2">Description</text:p>
          </table:table-cell>
          <table:table-cell table:style-name="Table164.A1" office:value-type="string">
            <text:p text:style-name="note"><text:change-start text:change-id="ct140544784245704"/>Not implemented yet</text:p>
            <text:p text:style-name="note"/>
            <text:p text:style-name="Standard"><text:change-end text:change-id="ct140544784245704"/><text:change-start text:change-id="ct140544784245512"/>This command immediately initiates hardcopy output according to the current HCOPy setup parameters. This command is the same as HCOPy:<text:change-end text:change-id="ct140544784245512"/><text:change-start text:change-id="ct140544784246088"/>SDUMp[:IMMediate].<text:change-end text:change-id="ct140544784246088"/></text:p>
          </table:table-cell>
        </table:table-row>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office:value-type="string">
            <text:p text:style-name="cmd_5f_code"><text:change-start text:change-id="ct140544784245896"/>MMEM:NAME "sample1.png"</text:p>
            <text:p text:style-name="cmd_5f_code">MMEM:OPEN</text:p>
            <text:p text:style-name="cmd_5f_code"><text:change-end text:change-id="ct140544784245896"/><text:change-start text:change-id="ct140546888988760"/>HCOP:DEST "MMEM"<text:change-end text:change-id="ct140546888988760"/><text:change-start text:change-id="ct140545746822864"/></text:p>
            <text:p text:style-name="cmd_5f_code"><text:change-end text:change-id="ct140545746822864"/><text:change-start text:change-id="ct140544784359000"/>HCOP<text:change-end text:change-id="ct140544784359000"/><text:change-start text:change-id="ct140544784359192"/></text:p>
            <text:p text:style-name="cmd_5f_code">MMEM:CLOS<text:change-end text:change-id="ct140544784359192"/></text:p>
          </table:table-cell>
        </table:table-row>
        <table:table-row>
          <table:table-cell table:style-name="Table164.A1" office:value-type="string">
            <text:p text:style-name="Default_5f_nt2">Related Commands</text:p>
          </table:table-cell>
          <table:table-cell table:style-name="Table164.A1" office:value-type="string">
            <text:p text:style-name="Standard"><text:change-start text:change-id="ct140544784358616"/>HCOPy:DESTination</text:p>
            <text:p text:style-name="Standard">HCOPy:SDUMp[:IMMediate]<text:change-end text:change-id="ct140544784358616"/></text:p>
          </table:table-cell>
        </table:table-row>
      </table:table>
      <text:list xml:id="list883813815" text:continue-numbering="true" text:style-name="Outline">
        <text:list-item>
          <text:list>
            <text:list-item>
              <text:list>
                <text:list-item>
                  <text:h text:style-name="Heading_20_3" text:outline-level="3"><text:bookmark text:name="hcopy_sdum"/><text:change-start text:change-id="ct140544784358808"/>HCOPy:SDUMp[:IMMediate]</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HCOPy:SDUMp[:IMMediate]</text:p>
          </table:table-cell>
        </table:table-row>
        <table:table-row>
          <table:table-cell table:style-name="Table1.A1" office:value-type="string">
            <text:p text:style-name="Default_5f_nt2">Description</text:p>
          </table:table-cell>
          <table:table-cell table:style-name="Table1.A1" office:value-type="string">
            <text:p text:style-name="note">Not implemented yet</text:p>
            <text:p text:style-name="note"/>
            <text:p text:style-name="Standard">This command initiates a screen dump of the entire TFT display's screen, and is the same as the HCOPy[:IMMediate] command.</text:p>
          </table: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office:value-type="string">
            <text:p text:style-name="cmd_5f_code">MMEM:NAME "sample2.png"</text:p>
            <text:p text:style-name="cmd_5f_code">MMEM:OPEN</text:p>
            <text:p text:style-name="cmd_5f_code">HCOP:DEST "MMEM"</text:p>
            <text:p text:style-name="cmd_5f_code">HCOP:SDUM</text:p>
            <text:p text:style-name="cmd_5f_code">MMEM:CLOS</text:p>
          </table:table-cell>
        </table:table-row>
        <table:table-row>
          <table:table-cell table:style-name="Table1.A1" office:value-type="string">
            <text:p text:style-name="Default_5f_nt2">Related Commands</text:p>
          </table:table-cell>
          <table:table-cell table:style-name="Table1.A1" office:value-type="string">
            <text:p text:style-name="Standard">HCOPy:DESTination</text:p>
            <text:p text:style-name="Standard">HCOPy[:IMMediate]</text:p>
          </table:table-cell>
        </table:table-row>
      </table:table>
      <text:p text:style-name="Standard"><text:change-end text:change-id="ct14054478435880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HCOP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2</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6. HCOPy</dc:title>
    <meta:document-statistic meta:table-count="4" meta:image-count="0" meta:object-count="0" meta:page-count="2" meta:paragraph-count="59" meta:word-count="189" meta:character-count="1448"/>
    <meta:user-defined meta:name="WebPublish_HTML_Profile">EEZ (HTML)</meta:user-defined>
    <meta:user-defined meta:name="WebPublish_Post_AdditionalCategories">10</meta:user-defined>
    <meta:user-defined meta:name="WebPublish_Post_Id">15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